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0.639cm" fo:min-width="2.04cm"/>
    </style:style>
    <style:style style:name="gr5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1.456cm" svg:y="0.881cm">
          <text:p text:style-name="P1">MEM0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635cm" svg:height="0.635cm" svg:x="0.821cm" svg:y="1.1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635cm" svg:height="0.635cm" svg:x="3.996cm" svg:y="1.1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2.54cm" svg:height="0.889cm" svg:x="5.458cm" svg:y="9.838cm">
          <draw:glue-point draw:id="4" svg:x="-2.496cm" svg:y="-4.926cm"/>
          <draw:glue-point draw:id="5" svg:x="2.503cm" svg:y="-4.926cm"/>
          <text:p text:style-name="P1"><text:span text:style-name="T1">SU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54cm" svg:height="0.889cm" svg:x="12.756cm" svg:y="6.436cm">
          <draw:glue-point draw:id="4" svg:x="2.433cm" svg:y="-5.016cm"/>
          <draw:glue-point draw:id="5" svg:x="-2.566cm" svg:y="-5.016cm"/>
          <text:p text:style-name="P1"><text:span text:style-name="T1">M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4cm" svg:height="3.556cm" svg:x="19.655cm" svg:y="0.881cm">
          <draw:glue-point draw:id="4" svg:x="-2.425cm" svg:y="5.002cm"/>
          <text:p text:style-name="P1">MEM1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0.635cm" svg:height="0.635cm" svg:x="19.02cm" svg:y="1.18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0.635cm" svg:height="0.635cm" svg:x="22.195cm" svg:y="1.18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0.635cm" svg:height="0.635cm" svg:x="9.72cm" svg:y="1.1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0.635cm" svg:height="0.635cm" svg:x="12.895cm" svg:y="1.1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frame draw:style-name="gr7" draw:layer="layout" svg:width="0.714cm" svg:height="0.962cm" svg:x="7.491cm" svg:y="8.882cm">
          <draw:text-box>
            <text:p>-</text:p>
          </draw:text-box>
        </draw:frame>
        <draw:frame draw:style-name="gr8" draw:layer="layout" svg:width="0.875cm" svg:height="0.962cm" svg:x="5.205cm" svg:y="8.882cm">
          <draw:text-box>
            <text:p>+</text:p>
          </draw:text-box>
        </draw:frame>
        <draw:custom-shape draw:style-name="gr5" draw:text-style-name="P1" draw:layer="layout" svg:width="2.54cm" svg:height="3.556cm" svg:x="10.354cm" svg:y="0.88cm">
          <draw:glue-point draw:id="4" svg:x="-2.425cm" svg:y="5.002cm"/>
          <text:p text:style-name="P1">MEM2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54cm" svg:height="0.889cm" svg:x="15.357cm" svg:y="9.837cm">
          <draw:glue-point draw:id="4" svg:x="-2.496cm" svg:y="-4.926cm"/>
          <draw:glue-point draw:id="5" svg:x="2.503cm" svg:y="-4.926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54cm" svg:height="0.889cm" svg:x="7.855cm" svg:y="6.435cm">
          <draw:glue-point draw:id="4" svg:x="2.433cm" svg:y="-5.016cm"/>
          <draw:glue-point draw:id="5" svg:x="-2.566cm" svg:y="-5.016cm"/>
          <text:p text:style-name="P1"><text:span text:style-name="T1">M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54cm" svg:height="0.889cm" svg:x="17.655cm" svg:y="6.435cm">
          <draw:glue-point draw:id="4" svg:x="2.433cm" svg:y="-5.016cm"/>
          <draw:glue-point draw:id="5" svg:x="-2.566cm" svg:y="-5.016cm"/>
          <text:p text:style-name="P1"><text:span text:style-name="T1">M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2.54cm" svg:height="0.889cm" svg:x="3.055cm" svg:y="6.435cm">
          <draw:glue-point draw:id="4" svg:x="2.433cm" svg:y="-5.016cm"/>
          <draw:glue-point draw:id="5" svg:x="-2.566cm" svg:y="-5.016cm"/>
          <text:p text:style-name="P1"><text:span text:style-name="T1">M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line-skew="0.906cm" svg:x1="1.138cm" svg:y1="1.816cm" svg:x2="3.674cm" svg:y2="6.435cm" draw:start-shape="id1" draw:start-glue-point="2" draw:end-shape="id2" draw:end-glue-point="5" svg:d="M1138 1816v3215h2536v1404" svg:viewBox="0 0 2537 4620">
          <text:p/>
        </draw:connector>
        <draw:connector draw:style-name="gr9" draw:text-style-name="P1" draw:layer="layout" draw:line-skew="0.906cm" svg:x1="1.138cm" svg:y1="1.816cm" svg:x2="8.474cm" svg:y2="6.435cm" draw:start-shape="id1" draw:start-glue-point="2" draw:end-shape="id3" draw:end-glue-point="5" svg:d="M1138 1816v3215h7336v1404" svg:viewBox="0 0 7337 4620">
          <text:p/>
        </draw:connector>
        <draw:connector draw:style-name="gr9" draw:text-style-name="P1" draw:layer="layout" draw:line-skew="0.906cm" svg:x1="19.337cm" svg:y1="1.816cm" svg:x2="18.274cm" svg:y2="6.435cm" draw:start-shape="id4" draw:start-glue-point="2" draw:end-shape="id5" draw:end-glue-point="5" svg:d="M19337 1816v3215h-1063v1404" svg:viewBox="0 0 1064 4620">
          <text:p/>
        </draw:connector>
        <draw:connector draw:style-name="gr9" draw:text-style-name="P1" draw:layer="layout" svg:x1="4.325cm" svg:y1="7.324cm" svg:x2="6.095cm" svg:y2="9.845cm" draw:start-shape="id2" draw:start-glue-point="2" draw:end-shape="id6" draw:end-glue-point="4" svg:d="M4325 7324v1256h1770v1265" svg:viewBox="0 0 1771 2522">
          <text:p/>
        </draw:connector>
        <draw:connector draw:style-name="gr9" draw:text-style-name="P1" draw:layer="layout" svg:x1="14.026cm" svg:y1="7.325cm" svg:x2="7.363cm" svg:y2="9.845cm" draw:start-shape="id7" draw:start-glue-point="2" draw:end-shape="id6" draw:end-glue-point="5" svg:d="M14026 7325v1256h-6663v1264" svg:viewBox="0 0 6664 2521">
          <text:p/>
        </draw:connector>
        <draw:connector draw:style-name="gr9" draw:text-style-name="P1" draw:layer="layout" draw:line-skew="-0.571cm" svg:x1="9.125cm" svg:y1="7.324cm" svg:x2="15.994cm" svg:y2="9.844cm" draw:start-shape="id3" draw:start-glue-point="2" draw:end-shape="id8" draw:end-glue-point="4" svg:d="M9125 7324v685h6869v1835" svg:viewBox="0 0 6870 2521">
          <text:p/>
        </draw:connector>
        <draw:connector draw:style-name="gr9" draw:text-style-name="P1" draw:layer="layout" draw:line-skew="-0.571cm" svg:x1="18.925cm" svg:y1="7.324cm" svg:x2="17.262cm" svg:y2="9.844cm" draw:start-shape="id5" draw:start-glue-point="2" draw:end-shape="id8" draw:end-glue-point="5" svg:d="M18925 7324v685h-1663v1835" svg:viewBox="0 0 1664 2521">
          <text:p/>
        </draw:connector>
        <draw:connector draw:style-name="gr9" draw:text-style-name="P1" draw:layer="layout" draw:line-skew="0cm 3.381cm -0.22cm" svg:x1="16.627cm" svg:y1="10.726cm" svg:x2="22.512cm" svg:y2="1.181cm" draw:start-shape="id8" draw:start-glue-point="2" draw:end-shape="id9" draw:end-glue-point="0" svg:d="M16627 10726v500h6800v-10767h-915v722" svg:viewBox="0 0 6801 10768">
          <text:p/>
        </draw:connector>
        <draw:connector draw:style-name="gr9" draw:text-style-name="P1" draw:layer="layout" draw:line-skew="1.288cm" svg:x1="10.037cm" svg:y1="1.815cm" svg:x2="4.942cm" svg:y2="6.435cm" draw:start-shape="id10" draw:start-glue-point="2" draw:end-shape="id2" draw:end-glue-point="4" svg:d="M10037 1815v3597h-5095v1023" svg:viewBox="0 0 5096 4621">
          <text:p/>
        </draw:connector>
        <draw:connector draw:style-name="gr9" draw:text-style-name="P1" draw:layer="layout" draw:line-skew="1.288cm" svg:x1="10.037cm" svg:y1="1.815cm" svg:x2="19.542cm" svg:y2="6.435cm" draw:start-shape="id10" draw:start-glue-point="2" draw:end-shape="id5" draw:end-glue-point="4" svg:d="M10037 1815v3597h9505v1023" svg:viewBox="0 0 9506 4621">
          <text:p/>
        </draw:connector>
        <draw:connector draw:style-name="gr9" draw:text-style-name="P1" draw:layer="layout" draw:line-skew="0.906cm" svg:x1="19.337cm" svg:y1="1.816cm" svg:x2="14.643cm" svg:y2="6.436cm" draw:start-shape="id4" draw:start-glue-point="2" draw:end-shape="id7" draw:end-glue-point="4" svg:d="M19337 1816v3215h-4694v1405" svg:viewBox="0 0 4695 4621">
          <text:p/>
        </draw:connector>
        <draw:connector draw:style-name="gr9" draw:text-style-name="P1" draw:layer="layout" draw:line-skew="0.906cm" svg:x1="13.212cm" svg:y1="1.815cm" svg:x2="13.375cm" svg:y2="6.436cm" draw:start-shape="id11" draw:start-glue-point="2" draw:end-shape="id7" draw:end-glue-point="5" svg:d="M13212 1815v3216h163v1405" svg:viewBox="0 0 164 4622">
          <text:p/>
        </draw:connector>
        <draw:connector draw:style-name="gr9" draw:text-style-name="P1" draw:layer="layout" draw:line-skew="0.907cm" svg:x1="13.212cm" svg:y1="1.815cm" svg:x2="9.742cm" svg:y2="6.435cm" draw:start-shape="id11" draw:start-glue-point="2" draw:end-shape="id3" draw:end-glue-point="4" svg:d="M13212 1815v3216h-3470v1404" svg:viewBox="0 0 3471 4621">
          <text:p/>
        </draw:connector>
        <draw:connector draw:style-name="gr9" draw:text-style-name="P1" draw:layer="layout" draw:line-skew="0cm -3.181cm -0.347cm" svg:x1="6.728cm" svg:y1="10.727cm" svg:x2="4.313cm" svg:y2="1.181cm" draw:start-shape="id6" draw:start-glue-point="2" draw:end-shape="id12" draw:end-glue-point="0" svg:d="M6728 10727v500h-6415v-10895h4000v849" svg:viewBox="0 0 6416 108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622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4-12-12T09:44:41</meta:creation-date>
    <dc:date>2017-06-29T09:42:51.412818636</dc:date>
    <meta:editing-duration>P1DT4H58M19S</meta:editing-duration>
    <meta:editing-cycles>33</meta:editing-cycles>
    <meta:generator>LibreOffice/4.3.3.2$Linux_X86_64 LibreOffice_project/430m0$Build-2</meta:generator>
    <dc:creator>Jose Sousa</dc:creator>
    <meta:document-statistic meta:object-count="31"/>
  </office:meta>
</office:document-meta>
</file>